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officeooo:rsid="001495f2" officeooo:paragraph-rsid="001495f2"/>
    </style:style>
    <style:style style:name="P5" style:family="paragraph" style:parent-style-name="Standard" style:list-style-name="L1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 :</text:p>
      <text:p text:style-name="Standard">Prénom :</text:p>
      <text:p text:style-name="Standard">Matricule :</text:p>
      <text:p text:style-name="Standard">Groupe :</text:p>
      <text:p text:style-name="P4">Poste de travail : </text:p>
      <text:p text:style-name="Standard"/>
      <text:p text:style-name="Standard"/>
      <text:p text:style-name="P1">Laboratoire 1 : mesures et instrumentation</text:p>
      <text:p text:style-name="P1"/>
      <text:p text:style-name="P3">Répondre aux questions ci-dessous.</text:p>
      <text:p text:style-name="P2"/>
      <text:p text:style-name="P2">Concernant les 3 montages réalisés, vos résultats sont-ils en accord avec la théorie ? Justifiez votre réponse :</text:p>
      <text:list xml:id="list3574266885" text:style-name="L1">
        <text:list-item>
          <text:p text:style-name="P5">en comparant les résultats de vos mesures des caractéristiques I(U) avec vos mesures obtenues à l'aide de l'ohmmètre ;</text:p>
        </text:list-item>
        <text:list-item>
          <text:p text:style-name="P5">en utilisant la loi d'Ohm et les lois d'association des résistances. </text:p>
        </text:list-item>
      </text:list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2-10T11:28:37</meta:creation-date>
    <dc:date>2021-02-17T13:26:49.040049769</dc:date>
    <meta:editing-duration>PT16M38S</meta:editing-duration>
    <meta:editing-cycles>4</meta:editing-cycles>
    <meta:generator>LibreOffice/6.4.3.2$MacOSX_X86_64 LibreOffice_project/747b5d0ebf89f41c860ec2a39efd7cb15b54f2d8</meta:generator>
    <meta:document-statistic meta:table-count="0" meta:image-count="0" meta:object-count="0" meta:page-count="1" meta:paragraph-count="10" meta:word-count="72" meta:character-count="428" meta:non-whitespace-character-count="366"/>
  </office:meta>
</office:document-meta>
</file>